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Heading_20_2"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 style:list-style-name="L2">
      <style:text-properties fo:language="en" fo:country="GB"/>
    </style:style>
    <style:style style:name="P7" style:family="paragraph" style:parent-style-name="Text_20_body" style:list-style-name="L3">
      <style:text-properties fo:language="en" fo:country="GB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text-properties fo:language="en" fo:country="GB"/>
    </style:style>
    <style:style style:name="P10" style:family="paragraph" style:parent-style-name="Heading_20_2">
      <style:paragraph-properties fo:margin-top="0.423cm" fo:margin-bottom="0.212cm" fo:keep-with-next="always"/>
      <style:text-properties style:font-name="Albany" fo:language="en" fo:country="GB" fo:font-style="italic" fo:font-weight="bold" style:font-name-asian="HG Mincho Light J" style:font-style-asian="italic" style:font-weight-asian="bold" style:font-name-complex="Tahoma" style:font-style-complex="italic" style:font-weight-complex="bold"/>
    </style:style>
    <style:style style:name="P11" style:family="paragraph" style:parent-style-name="Heading_20_2">
      <style:paragraph-properties fo:margin-top="0.423cm" fo:margin-bottom="0.212cm" fo:keep-with-next="always"/>
      <style:text-properties style:font-name="Albany" fo:language="en" fo:country="GB" fo:font-style="italic" fo:font-weight="bold" style:font-name-asian="Cumberland" style:font-style-asian="italic" style:font-weight-asian="bold" style:font-name-complex="Cumberland" style:font-style-complex="italic" style:font-weight-complex="bold"/>
    </style:style>
    <style:style style:name="P12" style:family="paragraph" style:parent-style-name="Preformatted_20_Text">
      <style:text-properties style:font-name="Albany" fo:font-size="9pt" style:font-size-asian="9pt" style:font-size-complex="9pt"/>
    </style:style>
    <style:style style:name="P13" style:family="paragraph" style:parent-style-name="Heading_20_2">
      <style:paragraph-properties fo:margin-top="0.423cm" fo:margin-bottom="0.212cm" fo:keep-with-next="always"/>
      <style:text-properties style:font-name="Albany" fo:font-style="italic" fo:font-weight="bold" style:font-name-asian="HG Mincho Light J" style:font-style-asian="italic" style:font-weight-asian="bold" style:font-name-complex="Tahoma" style:font-style-complex="italic" style:font-weight-complex="bold"/>
    </style:style>
    <style:style style:name="T1" style:family="text" style:parent-style-name="Definition">
      <style:text-properties fo:language="en" fo:country="GB"/>
    </style:style>
    <style:style style:name="T2" style:family="text" style:parent-style-name="Definition">
      <style:text-properties fo:language="en" fo:country="GB"/>
    </style:style>
    <style:style style:name="T3" style:family="text" style:parent-style-name="Source_20_Text">
      <style:text-properties style:font-name="Albany" fo:font-size="9pt" fo:language="en" fo:country="GB" style:font-size-asian="9pt" style:font-size-complex="9pt"/>
    </style:style>
    <style:style style:name="T4" style:family="text" style:parent-style-name="Source_20_Text">
      <style:text-properties style:font-name="Albany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 style:parent-style-name="Source_20_Text">
      <style:text-properties style:font-name="Albany" fo:font-size="9pt" fo:language="en" fo:country="GB" fo:font-style="normal" fo:font-weight="normal" style:font-name-asian="Cumberland" style:font-size-asian="9pt" style:font-style-asian="normal" style:font-weight-asian="normal" style:font-name-complex="Cumberland" style:font-size-complex="9pt" style:font-style-complex="normal" style:font-weight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distance="0.381cm"/>
      </text:list-level-style-number>
      <text:list-level-style-number text:level="2" style:num-format="1" text:display-levels="2">
        <style:list-level-properties text:min-label-distance="0.381cm"/>
      </text:list-level-style-number>
      <text:list-level-style-number text:level="3" style:num-format="1" text:display-levels="3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ests for Simple License Featur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1.Tests|outline" text:style-name="Internet_20_link" text:visited-style-name="Internet_20_link">1Tests<text:tab/></text:a><text:a xlink:type="simple" xlink:href="#1.Tests|outline" text:style-name="Internet_20_link" text:visited-style-name="Internet_20_link">1</text:a></text:p>
          <text:p text:style-name="P2"><text:a xlink:type="simple" xlink:href="#1.1.FileExtension .oxt, no description.xml|outline" text:style-name="Internet_20_link" text:visited-style-name="Internet_20_link">1.1FileExtension .oxt, no description.xml<text:tab/></text:a><text:a xlink:type="simple" xlink:href="#1.1.FileExtension .oxt, no description.xml|outline" text:style-name="Internet_20_link" text:visited-style-name="Internet_20_link">1</text:a></text:p>
          <text:p text:style-name="P2"><text:a xlink:type="simple" xlink:href="#1.2. Invalid description.xml|outline" text:style-name="Internet_20_link" text:visited-style-name="Internet_20_link">1.2 Invalid description.xml<text:tab/></text:a><text:a xlink:type="simple" xlink:href="#1.2. Invalid description.xml|outline" text:style-name="Internet_20_link" text:visited-style-name="Internet_20_link">2</text:a></text:p>
          <text:p text:style-name="P2"><text:a xlink:type="simple" xlink:href="#1.3.No proper root element in description.xml|outline" text:style-name="Internet_20_link" text:visited-style-name="Internet_20_link">1.3No proper root element in description.xml<text:tab/></text:a><text:a xlink:type="simple" xlink:href="#1.3.No proper root element in description.xml|outline" text:style-name="Internet_20_link" text:visited-style-name="Internet_20_link">2</text:a></text:p>
          <text:p text:style-name="P2"><text:a xlink:type="simple" xlink:href="#1.4.Wrong Namespace|outline" text:style-name="Internet_20_link" text:visited-style-name="Internet_20_link">1.4Wrong Namespace<text:tab/></text:a><text:a xlink:type="simple" xlink:href="#1.4.Wrong Namespace|outline" text:style-name="Internet_20_link" text:visited-style-name="Internet_20_link">2</text:a></text:p>
          <text:p text:style-name="P2"><text:a xlink:type="simple" xlink:href="#1.5.No shared installation|outline" text:style-name="Internet_20_link" text:visited-style-name="Internet_20_link">1.5No shared installation<text:tab/></text:a><text:a xlink:type="simple" xlink:href="#1.5.No shared installation|outline" text:style-name="Internet_20_link" text:visited-style-name="Internet_20_link">2</text:a></text:p>
          <text:p text:style-name="P2"><text:a xlink:type="simple" xlink:href="#1.6.User installation with license|outline" text:style-name="Internet_20_link" text:visited-style-name="Internet_20_link">1.6User installation with license<text:tab/></text:a><text:a xlink:type="simple" xlink:href="#1.6.User installation with license|outline" text:style-name="Internet_20_link" text:visited-style-name="Internet_20_link">3</text:a></text:p>
          <text:p text:style-name="P2"><text:a xlink:type="simple" xlink:href="#1.7.Shared installation with license |outline" text:style-name="Internet_20_link" text:visited-style-name="Internet_20_link">1.7Shared installation with license <text:tab/></text:a><text:a xlink:type="simple" xlink:href="#1.7.Shared installation with license |outline" text:style-name="Internet_20_link" text:visited-style-name="Internet_20_link">3</text:a></text:p>
          <text:p text:style-name="P2"><text:a xlink:type="simple" xlink:href="#1.8.Missing license reference|outline" text:style-name="Internet_20_link" text:visited-style-name="Internet_20_link">1.8Missing license reference<text:tab/></text:a><text:a xlink:type="simple" xlink:href="#1.8.Missing license reference|outline" text:style-name="Internet_20_link" text:visited-style-name="Internet_20_link">3</text:a></text:p>
          <text:p text:style-name="P2"><text:a xlink:type="simple" xlink:href="#1.9.Missing license file|outline" text:style-name="Internet_20_link" text:visited-style-name="Internet_20_link">1.9Missing license file<text:tab/></text:a><text:a xlink:type="simple" xlink:href="#1.9.Missing license file|outline" text:style-name="Internet_20_link" text:visited-style-name="Internet_20_link">4</text:a></text:p>
          <text:p text:style-name="P2"><text:a xlink:type="simple" xlink:href="#1.10.No language and default attribute|outline" text:style-name="Internet_20_link" text:visited-style-name="Internet_20_link">1.10No language and default attribute<text:tab/></text:a><text:a xlink:type="simple" xlink:href="#1.10.No language and default attribute|outline" text:style-name="Internet_20_link" text:visited-style-name="Internet_20_link">4</text:a></text:p>
          <text:p text:style-name="P2"><text:a xlink:type="simple" xlink:href="#1.11.Incomplete license-text attributes|outline" text:style-name="Internet_20_link" text:visited-style-name="Internet_20_link">1.11Incomplete license-text attributes<text:tab/></text:a><text:a xlink:type="simple" xlink:href="#1.11.Incomplete license-text attributes|outline" text:style-name="Internet_20_link" text:visited-style-name="Internet_20_link">4</text:a></text:p>
          <text:p text:style-name="P2"><text:a xlink:type="simple" xlink:href="#1.12.Incomplete license-text attributes 2|outline" text:style-name="Internet_20_link" text:visited-style-name="Internet_20_link">1.12Incomplete license-text attributes 2<text:tab/></text:a><text:a xlink:type="simple" xlink:href="#1.12.Incomplete license-text attributes 2|outline" text:style-name="Internet_20_link" text:visited-style-name="Internet_20_link">4</text:a></text:p>
          <text:p text:style-name="P2"><text:a xlink:type="simple" xlink:href="#1.13.Incomplete license-text attributes 2a|outline" text:style-name="Internet_20_link" text:visited-style-name="Internet_20_link">1.13Incomplete license-text attributes 2a<text:tab/></text:a><text:a xlink:type="simple" xlink:href="#1.13.Incomplete license-text attributes 2a|outline" text:style-name="Internet_20_link" text:visited-style-name="Internet_20_link">5</text:a></text:p>
          <text:p text:style-name="P2"><text:a xlink:type="simple" xlink:href="#1.14.Incomplete license-text attributes 3|outline" text:style-name="Internet_20_link" text:visited-style-name="Internet_20_link">1.14Incomplete license-text attributes 3<text:tab/></text:a><text:a xlink:type="simple" xlink:href="#1.14.Incomplete license-text attributes 3|outline" text:style-name="Internet_20_link" text:visited-style-name="Internet_20_link">5</text:a></text:p>
          <text:p text:style-name="P2"><text:a xlink:type="simple" xlink:href="#1.15.Long License|outline" text:style-name="Internet_20_link" text:visited-style-name="Internet_20_link">1.15Long License<text:tab/></text:a><text:a xlink:type="simple" xlink:href="#1.15.Long License|outline" text:style-name="Internet_20_link" text:visited-style-name="Internet_20_link">5</text:a></text:p>
          <text:p text:style-name="P2"><text:a xlink:type="simple" xlink:href="#1.15.asdf|outline" text:style-name="Internet_20_link" text:visited-style-name="Internet_20_link">asdf<text:tab/></text:a><text:a xlink:type="simple" xlink:href="#1.15.asdf|outline" text:style-name="Internet_20_link" text:visited-style-name="Internet_20_link">6</text:a></text:p>
          <text:p text:style-name="P1"><text:a xlink:type="simple" xlink:href="#2.Content of description.xml|outline" text:style-name="Internet_20_link" text:visited-style-name="Internet_20_link">2Content of description.xml<text:tab/></text:a><text:a xlink:type="simple" xlink:href="#2.Content of description.xml|outline" text:style-name="Internet_20_link" text:visited-style-name="Internet_20_link">6</text:a></text:p>
          <text:p text:style-name="P2"><text:a xlink:type="simple" xlink:href="#2.1.ShortLicense.oxt|outline" text:style-name="Internet_20_link" text:visited-style-name="Internet_20_link">2.1ShortLicense.oxt<text:tab/></text:a><text:a xlink:type="simple" xlink:href="#2.1.ShortLicense.oxt|outline" text:style-name="Internet_20_link" text:visited-style-name="Internet_20_link">6</text:a></text:p>
          <text:p text:style-name="P2"><text:a xlink:type="simple" xlink:href="#2.2.ShortLicenseShared.oxt|outline" text:style-name="Internet_20_link" text:visited-style-name="Internet_20_link">2.2ShortLicenseShared.oxt<text:tab/></text:a><text:a xlink:type="simple" xlink:href="#2.2.ShortLicenseShared.oxt|outline" text:style-name="Internet_20_link" text:visited-style-name="Internet_20_link">6</text:a></text:p>
          <text:p text:style-name="P2"><text:a xlink:type="simple" xlink:href="#2.3.MissingLicRef.oxt|outline" text:style-name="Internet_20_link" text:visited-style-name="Internet_20_link">2.3MissingLicRef.oxt<text:tab/></text:a><text:a xlink:type="simple" xlink:href="#2.3.MissingLicRef.oxt|outline" text:style-name="Internet_20_link" text:visited-style-name="Internet_20_link">6</text:a></text:p>
          <text:p text:style-name="P2"><text:a xlink:type="simple" xlink:href="#2.4.MissingLic.oxt|outline" text:style-name="Internet_20_link" text:visited-style-name="Internet_20_link">2.4MissingLic.oxt<text:tab/></text:a><text:a xlink:type="simple" xlink:href="#2.4.MissingLic.oxt|outline" text:style-name="Internet_20_link" text:visited-style-name="Internet_20_link">6</text:a></text:p>
          <text:p text:style-name="P2"><text:a xlink:type="simple" xlink:href="#2.5.NoLangNoDefault.oxt|outline" text:style-name="Internet_20_link" text:visited-style-name="Internet_20_link">2.5NoLangNoDefault.oxt<text:tab/></text:a><text:a xlink:type="simple" xlink:href="#2.5.NoLangNoDefault.oxt|outline" text:style-name="Internet_20_link" text:visited-style-name="Internet_20_link">7</text:a></text:p>
          <text:p text:style-name="P2"><text:a xlink:type="simple" xlink:href="#2.6.IncompAttr1.oxt|outline" text:style-name="Internet_20_link" text:visited-style-name="Internet_20_link">2.6IncompAttr1.oxt<text:tab/></text:a><text:a xlink:type="simple" xlink:href="#2.6.IncompAttr1.oxt|outline" text:style-name="Internet_20_link" text:visited-style-name="Internet_20_link">7</text:a></text:p>
          <text:p text:style-name="P2"><text:a xlink:type="simple" xlink:href="#2.7.OnlyDefault.oxt|outline" text:style-name="Internet_20_link" text:visited-style-name="Internet_20_link">2.7OnlyDefault.oxt<text:tab/></text:a><text:a xlink:type="simple" xlink:href="#2.7.OnlyDefault.oxt|outline" text:style-name="Internet_20_link" text:visited-style-name="Internet_20_link">7</text:a></text:p>
          <text:p text:style-name="P2"><text:a xlink:type="simple" xlink:href="#2.8.LongLic.oxt|outline" text:style-name="Internet_20_link" text:visited-style-name="Internet_20_link">2.8LongLic.oxt<text:tab/></text:a><text:a xlink:type="simple" xlink:href="#2.8.LongLic.oxt|outline" text:style-name="Internet_20_link" text:visited-style-name="Internet_20_link">7</text:a></text:p>
          <text:p text:style-name="P2"><text:a xlink:type="simple" xlink:href="#2.9.IncompAttr2|outline" text:style-name="Internet_20_link" text:visited-style-name="Internet_20_link">2.9IncompAttr2<text:tab/></text:a><text:a xlink:type="simple" xlink:href="#2.9.IncompAttr2|outline" text:style-name="Internet_20_link" text:visited-style-name="Internet_20_link">8</text:a></text:p>
        </text:index-body>
      </text:table-of-content>
      <text:p text:style-name="P3"/>
      <text:h text:style-name="Heading_20_1" text:outline-level="1">Tests</text:h>
      <text:h text:style-name="P4" text:outline-level="2">FileExtension .oxt, no description.xml</text:h>
      <text:p text:style-name="P5">In this test, the extension has the new file extension .oxt and does not contain the description.xml.</text:p>
      <text:p text:style-name="P5">Procedure: <text:span text:style-name="T1">Install the extension using either of these ways</text:span></text:p>
      <text:list text:style-name="L2">
        <text:list-item>
          <text:p text:style-name="P6"><text:span text:style-name="Definition">Office, My Packages</text:span></text:p>
        </text:list-item>
        <text:list-item>
          <text:p text:style-name="P6"><text:span text:style-name="Definition">unopkg gui, My Packages</text:span></text:p>
        </text:list-item>
        <text:list-item>
          <text:p text:style-name="P6"><text:span text:style-name="Definition">unopkg gui, StarOffice Packages</text:span></text:p>
        </text:list-item>
        <text:list-item>
          <text:p text:style-name="P6"><text:span text:style-name="Definition">unopkg add </text:span></text:p>
        </text:list-item>
        <text:list-item>
          <text:p text:style-name="P6"><text:span text:style-name="Definition">unopkg add --shared.</text:span></text:p>
        </text:list-item>
      </text:list>
      <text:p text:style-name="P5"><text:span text:style-name="Definition">Expected Result: The extension will be installed, is enabled and usable.</text:span></text:p>
      <text:p text:style-name="P5"><text:span text:style-name="Definition">File: NoDesc.oxt</text:span></text:p>
      <text:h text:style-name="P4" text:outline-level="2"><text:s/>Invalid description.xml</text:h>
      <text:p text:style-name="P5">In this text, the the extension has description.xml but the content is invalid.</text:p>
      <text:p text:style-name="P5">Procedure: <text:span text:style-name="T1">Install the extension using either of these ways</text:span></text:p>
      <text:list text:style-name="L3">
        <text:list-item>
          <text:p text:style-name="P7"><text:span text:style-name="Definition">Office, My Packages</text:span></text:p>
        </text:list-item>
        <text:list-item>
          <text:p text:style-name="P7"><text:span text:style-name="Definition">unopkg gui, My Packages</text:span></text:p>
        </text:list-item>
        <text:list-item>
          <text:p text:style-name="P7"><text:span text:style-name="T1">unopkg gui, StarOffice Packages</text:span></text:p>
        </text:list-item>
        <text:list-item>
          <text:p text:style-name="P8"><text:span text:style-name="T1">unopkg add </text:span></text:p>
        </text:list-item>
        <text:list-item>
          <text:p text:style-name="P8"><text:span text:style-name="T1">unopkg add –shared.</text:span></text:p>
        </text:list-item>
      </text:list>
      <text:p text:style-name="P5">Expected Result: The extension will not be installed.</text:p>
      <text:p text:style-name="P5">File: BadDesc.oxt</text:p>
      <text:h text:style-name="Heading_20_2" text:outline-level="2">No proper root element in description.xml</text:h>
      <text:p text:style-name="Text_20_body">The root element must be &lt;description&gt;. In this test the root element is &lt;test&gt;.</text:p>
      <text:p text:style-name="P5">Procedure: <text:span text:style-name="T1">Install the extension using either of these ways</text:span></text:p>
      <text:list text:style-name="L4">
        <text:list-item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span text:style-name="T1">unopkg add –shared.</text:span></text:p>
        </text:list-item>
      </text:list>
      <text:p text:style-name="P5">Expected Result: The extension must not be installed.</text:p>
      <text:p text:style-name="P5"><text:span text:style-name="T1">File: BadRoot.oxt</text:span></text:p>
      <text:h text:style-name="Heading_20_2" text:outline-level="2"><text:span text:style-name="T1">Wrong Namespace</text:span></text:h>
      <text:p text:style-name="Text_20_body"><text:span text:style-name="T1">In this test the elements in description.xml have the wrong namespace. The correct namespace to date is http://openoffice.org/extensions/description/2006"</text:span></text:p>
      <text:p text:style-name="P5">Procedure:<text:span text:style-name="T1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span text:style-name="T1">unopkg add –shared.</text:span></text:p>
        </text:list-item>
      </text:list>
      <text:p text:style-name="P5">Expected Result: The extension will not be installed.</text:p>
      <text:p text:style-name="P5"><text:span text:style-name="T1">File: BadNamespace.oxt</text:span></text:p>
      <text:h text:style-name="Heading_20_2" text:outline-level="2"><text:span text:style-name="T1">No shared installation</text:span></text:h>
      <text:p text:style-name="Text_20_body"><text:span text:style-name="T1">In this test, an extensions is used which contains a license which every user has to accept. Therefor it cannot be installed as shared extension.</text:span></text:p>
      <text:p text:style-name="P5">Procedure: <text:span text:style-name="Definition">Install the extension using either of these ways </text:span></text:p>
      <text:list text:style-name="L4">
        <text:list-item text:start-value="1">
          <text:p text:style-name="P9"><text:span text:style-name="T1">unopkg gui, StarOffice Packages</text:span></text:p>
        </text:list-item>
        <text:list-item>
          <text:p text:style-name="P9"><text:span text:style-name="T1">unopkg add –shared.</text:span></text:p>
        </text:list-item>
      </text:list>
      <text:p text:style-name="P5"><text:span text:style-name="T1">Expected Result: The extension will not be installed.</text:span></text:p>
      <text:p text:style-name="P5"><text:span text:style-name="T1">File: ShortLicense.oxt (</text:span><text:a xlink:type="simple" xlink:href="#2.1.ShortLicense.oxt|outline"><text:span text:style-name="T2">2.1ShortLicense.oxt</text:span></text:a><text:a xlink:type="simple" xlink:href="#1.6.ShortLicense.oxt|outline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User installation with license</text:span></text:a></text:h>
      <text:p text:style-name="Text_20_body"><text:a xlink:type="simple" xlink:href="" text:style-name="Internet_20_link" text:visited-style-name="Visited_20_Internet_20_Link"><text:span text:style-name="T2">In this test, an extension is installed in user mode. The license dialog is shown and when the user accepts the license then the extension will be installed.</text:span></text:a></text:p>
      <text:p text:style-name="P5">Procedure: <text:span text:style-name="T1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add </text:span></text:p>
        </text:list-item>
      </text:list>
      <text:p text:style-name="P5"><text:span text:style-name="T1">Expected Result: The extension will be installed, </text:span><text:span text:style-name="Definition"><text:span text:style-name="T1">is enabled and usable.</text:span></text:span></text:p>
      <text:p text:style-name="P5"><text:span text:style-name="T1">File: ShortLicense.oxt (</text:span><text:a xlink:type="simple" xlink:href="#2.1.ShortLicense.oxt|outline"><text:span text:style-name="T2">2.1ShortLicense.oxt</text:span></text:a><text:a xlink:type="simple" xlink:href="#1.6.ShortLicense.oxt|outline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Shared installation with license </text:span></text:a></text:h>
      <text:p text:style-name="Text_20_body"><text:a xlink:type="simple" xlink:href="" text:style-name="Internet_20_link" text:visited-style-name="Visited_20_Internet_20_Link"><text:span text:style-name="T2">In this test, an extensions is used which contains a license which only the admin (the person that installs the extension) has to accept. It can also be installed as user extension.</text:span></text:a></text:p>
      <text:p text:style-name="P5">Procedure: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span text:style-name="T1">unopkg add –shared.</text:span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be installed.</text:span></text:a></text:p>
      <text:p text:style-name="P5"><text:a xlink:type="simple" xlink:href="" text:style-name="Internet_20_link" text:visited-style-name="Visited_20_Internet_20_Link"><text:span text:style-name="T2">File: ShortLicenseShared.oxt (</text:span></text:a><text:a xlink:type="simple" xlink:href="#2.2.ShortLicenseShared.oxt|outline"><text:span text:style-name="T2">2.2ShortLicenseShared.oxt</text:span></text:a>)</text:p>
      <text:h text:style-name="Heading_20_2" text:outline-level="2"><text:a xlink:type="simple" xlink:href="" text:style-name="Internet_20_link" text:visited-style-name="Visited_20_Internet_20_Link"><text:span text:style-name="T2">Missing license reference</text:span></text:a></text:h>
      <text:p text:style-name="Text_20_body"><text:a xlink:type="simple" xlink:href="" text:style-name="Internet_20_link" text:visited-style-name="Visited_20_Internet_20_Link"><text:span text:style-name="T2">In this test, the &lt;simple-license&gt; element has no child elements which is required.</text:span></text:a></text:p>
      <text:p text:style-name="P5">Procedure: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not be installed.</text:span></text:a></text:p>
      <text:p text:style-name="P5"><text:a xlink:type="simple" xlink:href="" text:style-name="Internet_20_link" text:visited-style-name="Visited_20_Internet_20_Link"><text:span text:style-name="T2">File: MissingLicRef.oxt (</text:span></text:a><text:a xlink:type="simple" xlink:href="#2.3.MissingLicRef.oxt|outline"><text:span text:style-name="T2">2.3MissingLicRef.oxt</text:span></text:a>)</text:p>
      <text:h text:style-name="Heading_20_2" text:outline-level="2">Missing license file</text:h>
      <text:p text:style-name="Text_20_body">In this test, a file containing the license text is missing from the extension.</text:p>
      <text:p text:style-name="P5">Procedure: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not be installed.</text:span></text:a></text:p>
      <text:p text:style-name="P5"><text:a xlink:type="simple" xlink:href="" text:style-name="Internet_20_link" text:visited-style-name="Visited_20_Internet_20_Link"><text:span text:style-name="T2">File: MissingLic.oxt (</text:span></text:a><text:a xlink:type="simple" xlink:href="#2.4.MissingLic.oxt|outline"><text:span text:style-name="T2">2.4MissingLic.oxt</text:span></text:a><text:a xlink:type="simple" xlink:href="" text:style-name="Internet_20_link" text:visited-style-name="Visited_20_Internet_20_Link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No language and default attribute</text:span></text:a></text:h>
      <text:p text:style-name="Text_20_body"><text:a xlink:type="simple" xlink:href="" text:style-name="Internet_20_link" text:visited-style-name="Visited_20_Internet_20_Link"><text:span text:style-name="T2">In this test, the &lt;license-text&gt; elements have neither a lang nor a default (with value=”yes”) attribute.</text:span></text:a></text:p>
      <text:p text:style-name="P5">Procedure: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not be installed.</text:span></text:a></text:p>
      <text:p text:style-name="P5"><text:a xlink:type="simple" xlink:href="" text:style-name="Internet_20_link" text:visited-style-name="Visited_20_Internet_20_Link"><text:span text:style-name="T2">Fille: NoLangNoDefault.oxt (</text:span></text:a><text:a xlink:type="simple" xlink:href="#2.5.NoLangNoDefault.oxt|outline"><text:span text:style-name="T2">2.5NoLangNoDefault.oxt</text:span></text:a><text:a xlink:type="simple" xlink:href="" text:style-name="Internet_20_link" text:visited-style-name="Visited_20_Internet_20_Link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Incomplete license-text attributes</text:span></text:a></text:h>
      <text:p text:style-name="Text_20_body"><text:a xlink:type="simple" xlink:href="" text:style-name="Internet_20_link" text:visited-style-name="Visited_20_Internet_20_Link"><text:span text:style-name="T2">In this test, no license-text has an attribute default=”yes”. There is also the lang attribute missing from one license-text element. There is a license with lang=”en”. </text:span></text:a></text:p>
      <text:p text:style-name="P5">Procedure: Use an English office.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license dialog will show the english license and the extension will be installed when the user accepts it.</text:span></text:a></text:p>
      <text:p text:style-name="P5"><text:a xlink:type="simple" xlink:href="" text:style-name="Internet_20_link" text:visited-style-name="Visited_20_Internet_20_Link"><text:span text:style-name="T2">File: IncompAttr1.oxt (</text:span></text:a><text:a xlink:type="simple" xlink:href="#2.6.IncompAttr1.oxt|outline"><text:span text:style-name="T2">2.6IncompAttr1.oxt</text:span></text:a><text:a xlink:type="simple" xlink:href="" text:style-name="Internet_20_link" text:visited-style-name="Visited_20_Internet_20_Link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Incomplete license-text attributes 2</text:span></text:a></text:h>
      <text:p text:style-name="Text_20_body"><text:a xlink:type="simple" xlink:href="" text:style-name="Internet_20_link" text:visited-style-name="Visited_20_Internet_20_Link"><text:span text:style-name="T2">In this test, no license-text has an attribute default=”yes”. There is also the lang attribute missing from one license-text element. There is a license with lang=”en”. </text:span></text:a></text:p>
      <text:p text:style-name="P5">Procedure: Use a German office. If you have an english office use test “Incomplete license-text attributes 2a”. <text:span text:style-name="Definition">Install the extension using either of these ways.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not be installed.</text:span></text:a></text:p>
      <text:p text:style-name="P5"><text:a xlink:type="simple" xlink:href="" text:style-name="Internet_20_link" text:visited-style-name="Visited_20_Internet_20_Link"><text:span text:style-name="T2">File: IncompAttr1.oxt (</text:span></text:a><text:a xlink:type="simple" xlink:href="#2.6.IncompAttr1.oxt|outline"><text:span text:style-name="T2">2.6IncompAttr1.oxt</text:span></text:a><text:a xlink:type="simple" xlink:href="" text:style-name="Internet_20_link" text:visited-style-name="Visited_20_Internet_20_Link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Incomplete license-text attributes 2a</text:span></text:a></text:h>
      <text:p text:style-name="Text_20_body"><text:a xlink:type="simple" xlink:href="" text:style-name="Internet_20_link" text:visited-style-name="Visited_20_Internet_20_Link"><text:span text:style-name="T2">In this test, no license-text has an attribute default=”yes”. There is also the lang attribute missing from one license-text element. There is a license with lang=”de”. </text:span></text:a></text:p>
      <text:p text:style-name="P5">Procedure: Use an english office.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not be installed.</text:span></text:a></text:p>
      <text:p text:style-name="P5"><text:a xlink:type="simple" xlink:href="" text:style-name="Internet_20_link" text:visited-style-name="Visited_20_Internet_20_Link"><text:span text:style-name="T2">File: IncompAttr1.oxt (</text:span></text:a><text:a xlink:type="simple" xlink:href="#2.9.IncompAttr2|outline"><text:span text:style-name="T2">2.9IncompAttr2</text:span></text:a><text:a xlink:type="simple" xlink:href="" text:style-name="Internet_20_link" text:visited-style-name="Visited_20_Internet_20_Link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Incomplete license-text attributes 3</text:span></text:a></text:h>
      <text:p text:style-name="Standard"><text:a xlink:type="simple" xlink:href="" text:style-name="Internet_20_link" text:visited-style-name="Visited_20_Internet_20_Link"><text:span text:style-name="T2">In this test, no license-text element has a lang attribute. There is one license-text element which has the attribute default=”yes”.</text:span></text:a></text:p>
      <text:p text:style-name="P5">Procedure: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not be installed. We expect that every license-text element has lang attribute.</text:span></text:a></text:p>
      <text:p text:style-name="P5"><text:a xlink:type="simple" xlink:href="" text:style-name="Internet_20_link" text:visited-style-name="Visited_20_Internet_20_Link"><text:span text:style-name="T2">File: OnlyDefault.oxt (</text:span></text:a><text:a xlink:type="simple" xlink:href="#2.7.OnlyDefault.oxt|outline"><text:span text:style-name="T2">2.7OnlyDefault.oxt</text:span></text:a><text:a xlink:type="simple" xlink:href="" text:style-name="Internet_20_link" text:visited-style-name="Visited_20_Internet_20_Link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Long License</text:span></text:a></text:h>
      <text:p text:style-name="Text_20_body"><text:a xlink:type="simple" xlink:href="" text:style-name="Internet_20_link" text:visited-style-name="Visited_20_Internet_20_Link"><text:span text:style-name="T2">In this text, the license text does not fit in the window and the user needs to scroll through the text.</text:span></text:a></text:p>
      <text:p text:style-name="P5">Procedure: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license dialog will show the english license and the extension will be installed when the user accepts it.</text:span></text:a></text:p>
      <text:p text:style-name="P5"><text:a xlink:type="simple" xlink:href="" text:style-name="Internet_20_link" text:visited-style-name="Visited_20_Internet_20_Link"><text:span text:style-name="T2">File: LongLic.oxt ()</text:span></text:a></text:p>
      <text:h text:style-name="Heading_20_2" text:outline-level="2" text:is-list-header="true"><text:span text:style-name="T1">asdf</text:span></text:h>
      <text:h text:style-name="Heading_20_1" text:outline-level="1"><text:span text:style-name="T1">Content of description.xml</text:span></text:h>
      <text:h text:style-name="P10" text:outline-level="2">ShortLicense.oxt</text:h>
      <text:p text:style-name="Preformatted_20_Text"><text:span text:style-name="T3">&lt;?xml version="1.0" encoding="UTF-8"?&gt;</text:span></text:p>
      <text:p text:style-name="Preformatted_20_Text"><text:span text:style-name="T3">&lt;description xmlns="http://openoffice.org/extensions/description/1984"<text:line-break/> <text:s text:c="3"/>xmlns:xsi="http://www.w3.org/2001/XMLSchema-instance"<text:line-break/> <text:s text:c="3"/>xmlns:xlink="http://www.w3.org/1999/xlink"&gt;</text:span></text:p>
      <text:p text:style-name="Preformatted_20_Text"><text:span text:style-name="T3"><text:s text:c="4"/>&lt;registration&gt;<text:line-break/> <text:s text:c="7"/>&lt;simple-license <text:s/>accept-by="user"&gt;<text:line-break/> <text:s text:c="11"/>&lt;license-text xlink:href="registration/license_de_default" lang="de" default="true" /&gt;<text:line-break/> <text:s text:c="11"/>&lt;license-text xlink:href="registration/license_en_US.txt" lang="en" country="US" /&gt;<text:line-break/> <text:s text:c="7"/>&lt;/simple-license&gt;<text:line-break/> <text:s text:c="3"/>&lt;/registration&gt;<text:line-break/>&lt;/description&gt;</text:span></text:p>
      <text:h text:style-name="P11" text:outline-level="2">ShortLicenseShared.oxt</text:h>
      <text:p text:style-name="Preformatted_20_Text"><text:span text:style-name="T4">&lt;?xml version="1.0" encoding="UTF-8"?&gt;</text:span></text:p>
      <text:p text:style-name="Preformatted_20_Text"><text:span text:style-name="T4">&lt;description xmlns="http://openoffice.org/extensions/description/2006"<text:line-break/></text:span><text:span text:style-name="T5"> <text:s text:c="3"/>xmlns:xsi="http://www.w3.org/2001/XMLSchema-instance"<text:line-break/> <text:s text:c="3"/>xmlns:xlink="http://www.w3.org/1999/xlink"&gt;</text:span></text:p>
      <text:p text:style-name="Preformatted_20_Text"><text:span text:style-name="T5"><text:s text:c="4"/>&lt;registration&gt;<text:line-break/> <text:s text:c="7"/>&lt;simple-license <text:s/>accept-by="admin"&gt;<text:line-break/> <text:s text:c="11"/>&lt;license-text xlink:href="registration/license_de.txt" lang="de" default="true" /&gt;<text:line-break/> <text:s text:c="11"/>&lt;license-text xlink:href="registration/license_en_US.txt" lang="en" country="US" /&gt;<text:line-break/> <text:s text:c="7"/>&lt;/simple-license&gt;<text:line-break/> <text:s text:c="3"/>&lt;/registration&gt;<text:line-break/>&lt;/description&gt;</text:span></text:p>
      <text:h text:style-name="Heading_20_2" text:outline-level="2">MissingLicRef.oxt</text:h>
      <text:p text:style-name="P12">&lt;?xml version="1.0" encoding="UTF-8"?&gt;</text:p>
      <text:p text:style-name="P12">&lt;description xmlns="http://openoffice.org/extensions/description/2006"<text:line-break/> <text:s text:c="3"/>xmlns:xsi="http://www.w3.org/2001/XMLSchema-instance"<text:line-break/> <text:s text:c="3"/>xmlns:xlink="http://www.w3.org/1999/xlink"&gt; <text:s text:c="7"/></text:p>
      <text:p text:style-name="P12"><text:s text:c="4"/>&lt;registration&gt;<text:line-break/> <text:s text:c="7"/>&lt;simple-license <text:s/>accept-by="admin"&gt;<text:line-break/> <text:s text:c="7"/>&lt;/simple-license&gt;<text:line-break/> <text:s text:c="3"/>&lt;/registration&gt;<text:line-break/>&lt;/description&gt;</text:p>
      <text:p text:style-name="Preformatted_20_Text"/>
      <text:h text:style-name="Heading_20_2" text:outline-level="2">MissingLic.oxt</text:h>
      <text:p text:style-name="P12">&lt;?xml version="1.0" encoding="UTF-8"?&gt;<text:line-break/>&lt;description xmlns="http://openoffice.org/extensions/description/2006"<text:line-break/> <text:s text:c="3"/>xmlns:xsi="http://www.w3.org/2001/XMLSchema-instance"<text:line-break/> <text:s text:c="3"/>xmlns:xlink="http://www.w3.org/1999/xlink"&gt; <text:s text:c="7"/></text:p>
      <text:p text:style-name="P12"><text:s text:c="4"/>&lt;registration&gt;<text:line-break/> <text:s text:c="7"/>&lt;simple-license <text:s/>accept-by="admin"&gt;<text:line-break/> <text:s text:c="11"/>&lt;license-text xlink:href="registration/license_en_US.txt" lang="en" default="yes" /&gt;<text:line-break/> <text:s text:c="7"/>&lt;/simple-license&gt;<text:line-break/> <text:s text:c="3"/>&lt;/registration&gt;<text:line-break/>&lt;/description&gt;</text:p>
      <text:h text:style-name="Heading_20_2" text:outline-level="2">NoLangNoDefault.oxt</text:h>
      <text:p text:style-name="P12">&lt;?xml version="1.0" encoding="UTF-8"?&gt;<text:line-break/>&lt;description xmlns="http://openoffice.org/extensions/description/2006"<text:line-break/> <text:s text:c="3"/>xmlns:xsi="http://www.w3.org/2001/XMLSchema-instance"<text:line-break/> <text:s text:c="3"/>xmlns:xlink="http://www.w3.org/1999/xlink"&gt; <text:s text:c="7"/></text:p>
      <text:p text:style-name="P12"><text:s text:c="4"/>&lt;registration&gt;<text:line-break/> <text:s text:c="7"/>&lt;simple-license <text:s/>accept-by="admin"&gt;<text:line-break/> <text:s text:c="11"/>&lt;license-text xlink:href="registration/license_de.txt" <text:s/>/&gt;<text:line-break/> <text:s text:c="11"/>&lt;license-text xlink:href="registration/license_en_US.txt" country="US" /&gt;<text:line-break/> <text:s text:c="7"/>&lt;/simple-license&gt;<text:line-break/> <text:s text:c="3"/>&lt;/registration&gt;<text:line-break/>&lt;/description&gt;</text:p>
      <text:h text:style-name="P13" text:outline-level="2">IncompAttr1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si="http://www.w3.org/2001/XMLSchema-instance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&gt;</text:p>
      <text:p text:style-name="P12"><text:s text:c="12"/>&lt;license-text xlink:href="registration/license_de.txt" <text:s/>/&gt;</text:p>
      <text:p text:style-name="P12"><text:s text:c="12"/>&lt;license-text xlink:href="registration/license_en_US.txt" lang="en" /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2"/>
      <text:h text:style-name="Heading_20_2" text:outline-level="2">OnlyDefault.oxt</text:h>
      <text:p text:style-name="P12">&lt;?xml version="1.0" encoding="UTF-8"?&gt;<text:line-break/>&lt;description xmlns="http://openoffice.org/extensions/description/2006"<text:line-break/> <text:s text:c="3"/>xmlns:xsi="http://www.w3.org/2001/XMLSchema-instance"<text:line-break/> <text:s text:c="3"/>xmlns:xlink="http://www.w3.org/1999/xlink"&gt;</text:p>
      <text:p text:style-name="P12"><text:s text:c="4"/>&lt;registration&gt;<text:line-break/> <text:s text:c="7"/>&lt;simple-license <text:s/>accept-by="admin"&gt;</text:p>
      <text:p text:style-name="P12"><text:s text:c="12"/>&lt;license-text xlink:href="registration/license_de.txt" <text:s/>default="yes"/&gt;</text:p>
      <text:p text:style-name="P12"><text:s text:c="12"/>&lt;license-text xlink:href="registration/license_en_US.txt" <text:s/>/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2"/>
      <text:h text:style-name="Heading_20_2" text:outline-level="2">LongLic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si="http://www.w3.org/2001/XMLSchema-instance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&gt;</text:p>
      <text:p text:style-name="P12"><text:s text:c="12"/>&lt;license-text xlink:href="registration/license_de.txt" <text:s/>lang="de" default="yes"/&gt;</text:p>
      <text:p text:style-name="P12"><text:s text:c="12"/>&lt;license-text xlink:href="registration/license_en_US.txt" lang="en" <text:s/>/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2"/>
      <text:h text:style-name="Heading_20_2" text:outline-level="2">IncompAttr2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si="http://www.w3.org/2001/XMLSchema-instance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&gt;</text:p>
      <text:p text:style-name="P12"><text:s text:c="12"/>&lt;license-text xlink:href="registration/license_de.txt" <text:s/>lang="de" /&gt;</text:p>
      <text:p text:style-name="P12"><text:s text:c="12"/>&lt;license-text xlink:href="registration/license_en_US.txt" <text:s/>/&gt;</text:p>
      <text:p text:style-name="P12"><text:s text:c="8"/>&lt;/simple-license&gt;</text:p>
      <text:p text:style-name="P12"><text:s text:c="4"/>&lt;/registration&gt;</text:p>
      <text:p text:style-name="P12">&lt;/description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text-properties fo:font-size="14pt" fo:font-weight="normal" style:font-size-asian="14pt" style:font-weight-asian="normal" style:font-size-complex="14pt" style:font-weight-complex="normal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text-properties style:font-name="Albany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style:font-name-asian="Cumberland" style:font-name-complex="Cumberland"/>
    </style:style>
    <style:style style:name="Definition" style:family="text"/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06-07-07T10:22:53</meta:creation-date>
    <dc:date>2006-07-12T15:22:54</dc:date>
    <dc:language>de-DE</dc:language>
    <meta:editing-cycles>48</meta:editing-cycles>
    <meta:editing-duration>PT5H25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42" meta:word-count="1591" meta:character-count="11695"/>
  </office:meta>
</office:document-meta>
</file>